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Hack" svg:font-family="Hac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 Semibold"/>
    </style:style>
    <style:style style:name="P2" style:family="paragraph" style:parent-style-name="Standard">
      <style:paragraph-properties fo:text-align="end" style:justify-single-word="false">
        <style:tab-stops>
          <style:tab-stop style:position="2.99cm"/>
        </style:tab-stops>
      </style:paragraph-properties>
      <style:text-properties style:font-name="Hack" fo:font-size="8pt" officeooo:paragraph-rsid="001b3c6a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2.99cm"/>
        </style:tab-stops>
      </style:paragraph-properties>
      <style:text-properties style:font-name="Hack" fo:font-size="8pt" officeooo:paragraph-rsid="001b3c6a" style:font-size-asian="8pt" style:font-size-complex="8pt"/>
    </style:style>
    <style:style style:name="P4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>
        <style:tab-stops>
          <style:tab-stop style:position="2.99cm"/>
        </style:tab-stops>
      </style:paragraph-properties>
      <style:text-properties style:font-name="Hack" officeooo:paragraph-rsid="001b3c6a"/>
    </style:style>
    <style:style style:name="P5" style:family="paragraph" style:parent-style-name="Standard" style:master-page-name="">
      <loext:graphic-properties draw:fill="none"/>
      <style:paragraph-properties fo:margin-left="0.4cm" fo:margin-right="0cm" fo:text-align="start" style:justify-single-word="false" fo:text-indent="0cm" style:auto-text-indent="false" style:page-number="auto" fo:background-color="transparent">
        <style:tab-stops>
          <style:tab-stop style:position="2.99cm"/>
        </style:tab-stops>
      </style:paragraph-properties>
      <style:text-properties style:font-name="Hack" officeooo:paragraph-rsid="001b3c6a"/>
    </style:style>
    <style:style style:name="P6" style:family="paragraph" style:parent-style-name="Standard">
      <loext:graphic-properties draw:fill="none"/>
      <style:paragraph-properties fo:margin-left="0.4cm" fo:margin-right="0cm" fo:text-indent="0cm" style:auto-text-indent="false" fo:background-color="transparent">
        <style:tab-stops>
          <style:tab-stop style:position="2.99cm"/>
        </style:tab-stops>
      </style:paragraph-properties>
      <style:text-properties style:font-name="Hack" officeooo:paragraph-rsid="001b3c6a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2cm" svg:y="1.515cm" svg:width="6.35cm" svg:height="3.81cm" draw:z-index="0">
        <draw:text-box>
          <text:section text:style-name="Sect1" text:name="MasterLabel"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2" text:anchor-type="page" text:anchor-page-number="1" svg:x="7.324cm" svg:y="1.515cm" svg:width="6.35cm" svg:height="3.81cm" draw:z-index="1">
        <draw:text-box>
          <text:section text:style-name="Sect2" text:name="Section1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3" text:anchor-type="page" text:anchor-page-number="1" svg:x="13.928cm" svg:y="1.515cm" svg:width="6.35cm" svg:height="3.81cm" draw:z-index="2">
        <draw:text-box>
          <text:section text:style-name="Sect2" text:name="Section2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4" text:anchor-type="page" text:anchor-page-number="1" svg:x="0.72cm" svg:y="5.325cm" svg:width="6.35cm" svg:height="3.81cm" draw:z-index="3">
        <draw:text-box>
          <text:section text:style-name="Sect2" text:name="Section3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5" text:anchor-type="page" text:anchor-page-number="1" svg:x="7.324cm" svg:y="5.325cm" svg:width="6.35cm" svg:height="3.81cm" draw:z-index="4">
        <draw:text-box>
          <text:section text:style-name="Sect2" text:name="Section4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6" text:anchor-type="page" text:anchor-page-number="1" svg:x="13.928cm" svg:y="5.325cm" svg:width="6.35cm" svg:height="3.81cm" draw:z-index="5">
        <draw:text-box>
          <text:section text:style-name="Sect2" text:name="Section5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7" text:anchor-type="page" text:anchor-page-number="1" svg:x="0.72cm" svg:y="9.135cm" svg:width="6.35cm" svg:height="3.81cm" draw:z-index="6">
        <draw:text-box>
          <text:section text:style-name="Sect2" text:name="Section6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8" text:anchor-type="page" text:anchor-page-number="1" svg:x="7.324cm" svg:y="9.135cm" svg:width="6.35cm" svg:height="3.81cm" draw:z-index="7">
        <draw:text-box>
          <text:section text:style-name="Sect2" text:name="Section7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9" text:anchor-type="page" text:anchor-page-number="1" svg:x="13.928cm" svg:y="9.135cm" svg:width="6.35cm" svg:height="3.81cm" draw:z-index="8">
        <draw:text-box>
          <text:section text:style-name="Sect2" text:name="Section8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10" text:anchor-type="page" text:anchor-page-number="1" svg:x="0.72cm" svg:y="12.945cm" svg:width="6.35cm" svg:height="3.81cm" draw:z-index="9">
        <draw:text-box>
          <text:section text:style-name="Sect2" text:name="Section9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11" text:anchor-type="page" text:anchor-page-number="1" svg:x="7.324cm" svg:y="12.945cm" svg:width="6.35cm" svg:height="3.81cm" draw:z-index="10">
        <draw:text-box>
          <text:section text:style-name="Sect2" text:name="Section10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12" text:anchor-type="page" text:anchor-page-number="1" svg:x="13.928cm" svg:y="12.945cm" svg:width="6.35cm" svg:height="3.81cm" draw:z-index="11">
        <draw:text-box>
          <text:section text:style-name="Sect2" text:name="Section11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13" text:anchor-type="page" text:anchor-page-number="1" svg:x="0.72cm" svg:y="16.755cm" svg:width="6.35cm" svg:height="3.81cm" draw:z-index="12">
        <draw:text-box>
          <text:section text:style-name="Sect2" text:name="Section12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14" text:anchor-type="page" text:anchor-page-number="1" svg:x="7.324cm" svg:y="16.755cm" svg:width="6.35cm" svg:height="3.81cm" draw:z-index="13">
        <draw:text-box>
          <text:section text:style-name="Sect2" text:name="Section13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15" text:anchor-type="page" text:anchor-page-number="1" svg:x="13.928cm" svg:y="16.755cm" svg:width="6.35cm" svg:height="3.81cm" draw:z-index="14">
        <draw:text-box>
          <text:section text:style-name="Sect2" text:name="Section14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16" text:anchor-type="page" text:anchor-page-number="1" svg:x="0.72cm" svg:y="20.565cm" svg:width="6.35cm" svg:height="3.81cm" draw:z-index="15">
        <draw:text-box>
          <text:section text:style-name="Sect2" text:name="Section15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17" text:anchor-type="page" text:anchor-page-number="1" svg:x="7.324cm" svg:y="20.565cm" svg:width="6.35cm" svg:height="3.81cm" draw:z-index="16">
        <draw:text-box>
          <text:section text:style-name="Sect2" text:name="Section16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18" text:anchor-type="page" text:anchor-page-number="1" svg:x="13.928cm" svg:y="20.565cm" svg:width="6.35cm" svg:height="3.81cm" draw:z-index="17">
        <draw:text-box>
          <text:section text:style-name="Sect2" text:name="Section17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19" text:anchor-type="page" text:anchor-page-number="1" svg:x="0.72cm" svg:y="24.375cm" svg:width="6.35cm" svg:height="3.81cm" draw:z-index="18">
        <draw:text-box>
          <text:section text:style-name="Sect2" text:name="Section18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20" text:anchor-type="page" text:anchor-page-number="1" svg:x="7.324cm" svg:y="24.375cm" svg:width="6.35cm" svg:height="3.81cm" draw:z-index="19">
        <draw:text-box>
          <text:section text:style-name="Sect2" text:name="Section19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draw:frame draw:style-name="fr1" draw:name="Frame21" text:anchor-type="page" text:anchor-page-number="1" svg:x="13.928cm" svg:y="24.375cm" svg:width="6.35cm" svg:height="3.81cm" draw:z-index="20">
        <draw:text-box>
          <text:section text:style-name="Sect2" text:name="Section20" text:protected="true">
            <text:section-source text:section-name="MasterLabel"/>
            <text:p text:style-name="P4"/>
            <text:p text:style-name="P6"><text:database-display text:table-name="Sheet1" text:table-type="table" text:column-name="category" text:database-name="parts">&lt;category&gt;</text:database-display> <text:line-break/><text:database-display text:table-name="Sheet1" text:table-type="table" text:column-name="Description_1" text:database-name="parts">&lt;Description_1&gt;</text:database-display></text:p>
            <text:p text:style-name="Horizontal_20_Line"/>
            <text:p text:style-name="P2"/>
            <text:p text:style-name="P5"><text:span text:style-name="T1"><text:database-display text:table-name="Sheet1" text:table-type="table" text:column-name="Description_2" text:database-name="parts">&lt;Description_2&gt;</text:database-display></text:span><text:database-next text:table-name="Sheet1" text:table-type="table" text:condition="ooow:True" text:database-name="parts"/></text:p>
          </text:section>
        </draw:text-box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Hack" svg:font-family="Hac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abels" style:family="graphic" style:auto-update="true">
      <style:graphic-properties svg:width="6.35cm" svg:height="3.8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Virtual Bin" style:print-orientation="portrait" fo:margin-top="1.515cm" fo:margin-bottom="0cm" fo:margin-left="0.72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6:13:06.477000000</meta:creation-date>
    <dc:date>2016-04-28T17:46:06.386000000</dc:date>
    <meta:editing-duration>PT21M12S</meta:editing-duration>
    <meta:editing-cycles>8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42" meta:word-count="63" meta:character-count="882" meta:non-whitespace-character-count="840"/>
  </office:meta>
</office:document-meta>
</file>